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38cm"/>
    </style:style>
    <style:style style:name="co2" style:family="table-column">
      <style:table-column-properties fo:break-before="auto" style:column-width="2.651cm"/>
    </style:style>
    <style:style style:name="co3" style:family="table-column">
      <style:table-column-properties fo:break-before="auto" style:column-width="14.8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4.88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18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1.139cm" fo:break-before="auto" style:use-optimal-row-height="false"/>
    </style:style>
    <style:style style:name="ro8" style:family="table-row">
      <style:table-row-properties style:row-height="0.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 fo:border="0.002cm solid #000000" style:vertical-align="middle"/>
      <style:text-properties fo:hyphenate="true"/>
    </style:style>
    <style:style style:name="ce5" style:family="table-cell" style:parent-style-name="Default">
      <style:table-cell-properties fo:wrap-option="wrap" fo:border="0.002cm solid #000000"/>
      <style:text-properties fo:hyphenate="tru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3. Exercise #3 : Defect reporting</text:p>
            <text:p>In you opinion, when reporting a bug, what would you include in the given report? (name, description, date, etc).</text:p>
            <text:p>Feel free to think of any relevant fields that may help with identifying the bug and making it understandable for the entire team.</text:p>
            <text:p>Design a template for a bug report.</text:p>
            <text:p/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3" office:value-type="string" table:number-columns-spanned="1" table:number-rows-spanned="9">
            <text:p>Bug report details</text:p>
          </table:table-cell>
          <table:table-cell table:style-name="ce5" office:value-type="string">
            <text:p>ID</text:p>
          </table:table-cell>
          <table:table-cell table:style-name="ce5"/>
          <table:table-cell table:number-columns-repeated="1021"/>
        </table:table-row>
        <table:table-row table:style-name="ro4">
          <table:covered-table-cell table:style-name="ce4"/>
          <table:table-cell table:style-name="ce4" office:value-type="string">
            <text:p>Summary</text:p>
          </table:table-cell>
          <table:table-cell table:style-name="ce5" office:value-type="string">
            <text:p>Short description of the bug – like title</text:p>
          </table:table-cell>
          <table:table-cell table:number-columns-repeated="1021"/>
        </table:table-row>
        <table:table-row table:style-name="ro5">
          <table:covered-table-cell table:style-name="ce4"/>
          <table:table-cell table:style-name="ce4" office:value-type="string">
            <text:p>Description</text:p>
          </table:table-cell>
          <table:table-cell table:style-name="ce5" office:value-type="string">
            <text:p>Include detailed description of the issue: steps to reproduce, actual result, expected result</text:p>
          </table:table-cell>
          <table:table-cell table:number-columns-repeated="1021"/>
        </table:table-row>
        <table:table-row table:style-name="ro4">
          <table:covered-table-cell table:style-name="ce4"/>
          <table:table-cell table:style-name="ce4" office:value-type="string">
            <text:p>Severity</text:p>
          </table:table-cell>
          <table:table-cell table:style-name="ce5" office:value-type="string">
            <text:p>How badly the bug affects functionality</text:p>
          </table:table-cell>
          <table:table-cell table:number-columns-repeated="1021"/>
        </table:table-row>
        <table:table-row table:style-name="ro6">
          <table:covered-table-cell table:style-name="ce4"/>
          <table:table-cell table:style-name="ce4" office:value-type="string">
            <text:p>Environment</text:p>
          </table:table-cell>
          <table:table-cell table:style-name="ce5" office:value-type="string">
            <text:p>Describes every environment details: like OS, browser version</text:p>
          </table:table-cell>
          <table:table-cell table:number-columns-repeated="1021"/>
        </table:table-row>
        <table:table-row table:style-name="ro7">
          <table:covered-table-cell table:style-name="ce4"/>
          <table:table-cell table:style-name="ce4" office:value-type="string">
            <text:p>Attachments</text:p>
          </table:table-cell>
          <table:table-cell table:style-name="ce5" office:value-type="string">
            <text:p>Screenshots, video, log files, additional details that will help the developer to investigate and fix the bug</text:p>
          </table:table-cell>
          <table:table-cell table:number-columns-repeated="1021"/>
        </table:table-row>
        <table:table-row table:style-name="ro8">
          <table:covered-table-cell table:style-name="ce5"/>
          <table:table-cell table:style-name="ce5" office:value-type="string">
            <text:p>Reporter</text:p>
          </table:table-cell>
          <table:table-cell table:style-name="ce5" office:value-type="string">
            <text:p>Name of the reporter</text:p>
          </table:table-cell>
          <table:table-cell table:number-columns-repeated="1021"/>
        </table:table-row>
        <table:table-row table:style-name="ro6">
          <table:covered-table-cell table:style-name="ce5"/>
          <table:table-cell table:style-name="ce5" office:value-type="string">
            <text:p>Assignee</text:p>
          </table:table-cell>
          <table:table-cell table:style-name="ce5" office:value-type="string">
            <text:p>Responsible for fixing the bug</text:p>
          </table:table-cell>
          <table:table-cell table:number-columns-repeated="1021"/>
        </table:table-row>
        <table:table-row table:style-name="ro6">
          <table:covered-table-cell table:style-name="ce5"/>
          <table:table-cell table:style-name="ce5" office:value-type="string">
            <text:p>Date reported</text:p>
          </table:table-cell>
          <table:table-cell table:style-name="ce5"/>
          <table:table-cell table:number-columns-repeated="1021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15/04/2019</text:date>, <text:time>22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51S</meta:editing-duration>
    <meta:editing-cycles>5</meta:editing-cycles>
    <meta:generator>OpenOffice/4.1.5$Win32 OpenOffice.org_project/415m1$Build-9789</meta:generator>
    <dc:date>2019-04-15T22:18:46.54</dc:date>
    <dc:creator>Tatiana Rusu</dc:creator>
    <meta:document-statistic meta:table-count="2" meta:cell-count="1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